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5000000EA8C92C9A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fo:font-weight="normal" officeooo:rsid="00164c90" officeooo:paragraph-rsid="00164c90" style:font-size-asian="12pt" style:font-weight-asian="normal" style:font-name-complex="Myriad Pro" style:font-size-complex="12pt" style:font-weight-complex="normal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4pt" fo:letter-spacing="-0.012cm" style:text-underline-style="none" fo:font-weight="bold" officeooo:rsid="001f30e1" officeooo:paragraph-rsid="0020ef10" style:font-size-asian="14pt" style:font-weight-asian="bold" style:font-name-complex="Myriad Pro" style:font-size-complex="14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20ef10"/>
    </style:style>
    <style:style style:name="P5" style:family="paragraph" style:parent-style-name="Standard">
      <style:paragraph-properties fo:text-align="center" style:justify-single-word="false"/>
      <style:text-properties officeooo:paragraph-rsid="00182f41"/>
    </style:style>
    <style:style style:name="P6" style:family="paragraph" style:parent-style-name="Table_20_Contents">
      <style:text-properties officeooo:rsid="002ed92f" officeooo:paragraph-rsid="002ed9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4.196cm"/>
    </style:style>
    <style:style style:name="Tabla1.B" style:family="table-column">
      <style:table-column-properties style:column-width="12.813cm"/>
    </style:style>
    <style:style style:name="Tabla1.1" style:family="table-row">
      <style:table-row-properties style:min-row-height="1.8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MP2" style:family="paragraph" style:parent-style-name="Table_20_Contents">
      <style:text-properties officeooo:rsid="002ed92f" officeooo:paragraph-rsid="002ed92f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4pt" fo:letter-spacing="-0.012cm" style:text-underline-style="none" fo:font-weight="bold" officeooo:rsid="001f30e1" officeooo:paragraph-rsid="0020ef10" style:font-size-asian="14pt" style:font-weight-asian="bold" style:font-name-complex="Myriad Pro" style:font-size-complex="14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20ef1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setLang("es_AR")&gt;</text:placeholder></text:p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2"><draw:frame draw:style-name="Mfr1" draw:name="Imagen1" text:anchor-type="paragraph" svg:width="1.792cm" svg:height="1.711cm" draw:z-index="0"><draw:image xlink:href="Pictures/10000000000000F5000000EA8C92C9A9.jpg" xlink:type="simple" xlink:show="embed" xlink:actuate="onLoad"/></draw:frame></text:p>
            </table:table-cell>
            <table:table-cell table:style-name="Tabla1.B1" office:value-type="string">
              <text:p text:style-name="MP3"><text:placeholder text:placeholder-type="text">&lt;o.env.user.company_id.name&gt;</text:placeholder>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5-11-23T14:54:24.525023742</dc:date>
    <meta:editing-duration>PT37M23S</meta:editing-duration>
    <meta:editing-cycles>27</meta:editing-cycles>
    <meta:generator>LibreOffice/4.2.8.2$Linux_X86_64 LibreOffice_project/420m0$Build-2</meta:generator>
    <meta:document-statistic meta:table-count="1" meta:image-count="1" meta:object-count="0" meta:page-count="1" meta:paragraph-count="2" meta:word-count="2" meta:character-count="46" meta:non-whitespace-character-count="46"/>
  </office:meta>
</office:document-meta>
</file>